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JetBrains Mono" svg:font-family="'JetBrains Mono', monospace"/>
    <style:font-face style:name="OpenSymbol1" svg:font-family="Open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ella1" style:family="table">
      <style:table-properties style:width="9.61cm" fo:margin-left="0cm" table:align="left"/>
    </style:style>
    <style:style style:name="Tabella1.A" style:family="table-column">
      <style:table-column-properties style:column-width="3.062cm"/>
    </style:style>
    <style:style style:name="Tabella1.B" style:family="table-column">
      <style:table-column-properties style:column-width="2.956cm"/>
    </style:style>
    <style:style style:name="Tabella1.C" style:family="table-column">
      <style:table-column-properties style:column-width="3.591cm"/>
    </style:style>
    <style:style style:name="Tabella1.1" style:family="table-row">
      <style:table-row-properties style:min-row-height="1.058cm"/>
    </style:style>
    <style:style style:name="Tabella1.A1" style:family="table-cell">
      <style:table-cell-properties style:vertical-align="middle" fo:padding-left="0.123cm" fo:padding-right="0.123cm" fo:padding-top="0cm" fo:padding-bottom="0cm" fo:border="none" fo:wrap-option="no-wrap" style:writing-mode="lr-tb"/>
    </style:style>
    <style:style style:name="Tabella1.C2" style:family="table-cell">
      <style:table-cell-properties style:vertical-align="bottom" fo:padding-left="0.123cm" fo:padding-right="0.123cm" fo:padding-top="0cm" fo:padding-bottom="0cm" fo:border="none" fo:wrap-option="no-wrap" style:writing-mode="lr-tb"/>
    </style:style>
    <style:style style:name="P1" style:family="paragraph" style:parent-style-name="Standard">
      <style:paragraph-properties fo:text-align="justify" style:justify-single-word="false"/>
    </style:style>
    <style:style style:name="P2" style:family="paragraph" style:parent-style-name="Normale">
      <style:paragraph-properties fo:text-align="center" style:justify-single-word="false" fo:orphans="2" fo:widows="2" fo:hyphenation-ladder-count="no-limit" style:vertical-align="auto"/>
      <style:text-properties fo:hyphenate="true" fo:hyphenation-remain-char-count="0" fo:hyphenation-push-char-count="0"/>
    </style:style>
    <style:style style:name="P3" style:family="paragraph" style:parent-style-name="Normale">
      <style:paragraph-properties fo:text-align="center" style:justify-single-word="false" fo:orphans="2" fo:widows="2" fo:hyphenation-ladder-count="no-limit" style:vertical-align="auto"/>
      <style:text-properties fo:color="#000000" fo:language="it" fo:country="IT" style:letter-kerning="false" style:font-name-asian="Times New Roman" style:language-asian="it" style:country-asian="IT" style:font-name-complex="Times New Roman" style:language-complex="ar" style:country-complex="SA" fo:hyphenate="true" fo:hyphenation-remain-char-count="0" fo:hyphenation-push-char-count="0"/>
    </style:style>
    <style:style style:name="P4" style:family="paragraph" style:parent-style-name="Normale">
      <style:paragraph-properties fo:text-align="center" style:justify-single-word="false" fo:orphans="2" fo:widows="2" fo:hyphenation-ladder-count="no-limit" style:vertical-align="auto"/>
      <style:text-properties fo:color="#000000" style:font-name="Calibri" fo:font-size="11pt" fo:language="it" fo:country="IT" style:letter-kerning="false" style:font-name-asian="Times New Roman" style:font-size-asian="11pt" style:language-asian="it" style:country-asian="IT" style:font-name-complex="Calibri" style:font-size-complex="11pt" style:language-complex="ar" style:country-complex="SA" fo:hyphenate="true" fo:hyphenation-remain-char-count="0" fo:hyphenation-push-char-count="0"/>
    </style:style>
    <style:style style:name="P5" style:family="paragraph" style:parent-style-name="Normale">
      <style:paragraph-properties fo:orphans="2" fo:widows="2" fo:hyphenation-ladder-count="no-limit" style:vertical-align="auto"/>
      <style:text-properties fo:hyphenate="true" fo:hyphenation-remain-char-count="0" fo:hyphenation-push-char-count="0"/>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3">
      <style:paragraph-properties fo:text-align="justify" style:justify-single-word="false"/>
    </style:style>
    <style:style style:name="P9" style:family="paragraph" style:parent-style-name="Standard">
      <style:text-properties fo:color="#000000" fo:font-size="11.5pt" fo:language="it" fo:country="IT" style:font-name-asian="Times New Roman" style:font-size-asian="11.5pt" style:font-name-complex="Times New Roman" style:font-size-complex="11.5pt"/>
    </style:style>
    <style:style style:name="P10" style:family="paragraph" style:parent-style-name="Standard">
      <style:paragraph-properties fo:text-align="center" style:justify-single-word="false"/>
      <style:text-properties fo:language="it" fo:country="IT"/>
    </style:style>
    <style:style style:name="P11" style:family="paragraph" style:parent-style-name="Standard">
      <style:paragraph-properties fo:text-align="justify" style:justify-single-word="false"/>
      <style:text-properties fo:language="it" fo:country="IT"/>
    </style:style>
    <style:style style:name="P12" style:family="paragraph" style:parent-style-name="Standard" style:list-style-name="L2">
      <style:paragraph-properties fo:text-align="justify" style:justify-single-word="false"/>
      <style:text-properties fo:language="it" fo:country="IT"/>
    </style:style>
    <style:style style:name="P13" style:family="paragraph" style:parent-style-name="Standard" style:list-style-name="L3">
      <style:paragraph-properties fo:text-align="justify" style:justify-single-word="false"/>
      <style:text-properties fo:language="it" fo:country="IT"/>
    </style:style>
    <style:style style:name="P14" style:family="paragraph" style:parent-style-name="Standard">
      <style:paragraph-properties fo:text-align="justify" style:justify-single-word="false"/>
      <style:text-properties fo:language="it" fo:country="IT" fo:font-style="italic" style:text-underline-style="none" style:font-style-asian="italic" style:font-style-complex="italic"/>
    </style:style>
    <style:style style:name="P15" style:family="paragraph" style:parent-style-name="Standard" style:list-style-name="L3">
      <style:paragraph-properties fo:text-align="justify" style:justify-single-word="false"/>
      <style:text-properties fo:language="it" fo:country="IT" fo:font-style="italic" style:font-style-asian="italic" style:font-style-complex="italic"/>
    </style:style>
    <style:style style:name="P16" style:family="paragraph" style:parent-style-name="Standard">
      <style:paragraph-properties fo:text-align="center" style:justify-single-word="false"/>
      <style:text-properties fo:font-size="16pt" fo:language="it" fo:country="IT" style:font-size-asian="16pt" style:font-size-complex="16pt"/>
    </style:style>
    <style:style style:name="P17" style:family="paragraph" style:parent-style-name="Standard">
      <style:paragraph-properties fo:text-align="justify" style:justify-single-word="false"/>
      <style:text-properties fo:font-size="14pt" fo:language="it" fo:country="IT" style:font-size-asian="14pt" style:font-size-complex="14pt"/>
    </style:style>
    <style:style style:name="P18" style:family="paragraph" style:parent-style-name="Standard">
      <style:paragraph-properties fo:text-align="justify" style:justify-single-word="false" fo:break-before="page"/>
      <style:text-properties fo:language="it" fo:country="IT"/>
    </style:style>
    <style:style style:name="P19" style:family="paragraph" style:parent-style-name="Standard" style:master-page-name="MP0">
      <style:paragraph-properties style:page-number="auto" fo:break-before="page"/>
      <style:text-properties fo:language="it" fo:country="IT"/>
    </style:style>
    <style:style style:name="T1" style:family="text">
      <style:text-properties fo:color="#000000" fo:language="it" fo:country="IT" fo:font-style="italic" fo:font-weight="bold" style:letter-kerning="false" style:font-name-asian="Times New Roman" style:language-asian="it" style:country-asian="IT" style:font-style-asian="italic" style:font-weight-asian="bold" style:font-name-complex="Times New Roman" style:language-complex="ar" style:country-complex="SA" style:font-style-complex="italic" style:font-weight-complex="bold"/>
    </style:style>
    <style:style style:name="T2" style:family="text">
      <style:text-properties fo:color="#000000" fo:language="it" fo:country="IT" style:letter-kerning="false" style:font-name-asian="Times New Roman" style:language-asian="it" style:country-asian="IT" style:font-name-complex="Times New Roman" style:language-complex="ar" style:country-complex="SA"/>
    </style:style>
    <style:style style:name="T3" style:family="text">
      <style:text-properties fo:color="#000000" fo:language="it" fo:country="IT" style:font-name-asian="Times New Roman" style:font-name-complex="Times New Roman"/>
    </style:style>
    <style:style style:name="T4" style:family="text">
      <style:text-properties fo:color="#000000" style:font-name="Calibri" fo:font-size="11pt" fo:language="it" fo:country="IT" style:letter-kerning="false" style:font-name-asian="Times New Roman" style:font-size-asian="11pt" style:language-asian="it" style:country-asian="IT" style:font-name-complex="Calibri" style:font-size-complex="11pt" style:language-complex="ar" style:country-complex="SA"/>
    </style:style>
    <style:style style:name="T5" style:family="text">
      <style:text-properties fo:font-size="16pt" fo:language="it" fo:country="IT" style:font-size-asian="16pt" style:font-size-complex="16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ize="14pt" style:font-size-asian="14pt" style:font-size-complex="14pt"/>
    </style:style>
    <style:style style:name="T10" style:family="text">
      <style:text-properties fo:language="it" fo:country="IT"/>
    </style:style>
    <style:style style:name="T11" style:family="text">
      <style:text-properties fo:language="it" fo:country="IT" fo:font-style="normal" style:font-style-asian="normal" style:font-style-complex="normal"/>
    </style:style>
    <style:style style:name="T12" style:family="text">
      <style:text-properties fo:language="it" fo:country="IT" fo:font-style="italic" style:font-style-asian="italic" style:font-style-complex="italic"/>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000000" draw:marker-end="a4" svg:stroke-opacity="100%" draw:stroke-linejoin="miter" svg:stroke-linecap="butt"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000000" draw:marker-end="a6" svg:stroke-opacity="100%" draw:stroke-linejoin="miter" svg:stroke-linecap="butt"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000000" draw:marker-end="a8" svg:stroke-opacity="100%" draw:stroke-linejoin="miter" svg:stroke-linecap="butt"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8cm" svg:stroke-color="#000000" draw:marker-end="a10" svg:stroke-opacity="100%" draw:stroke-linejoin="miter" svg:stroke-linecap="butt"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8cm" svg:stroke-color="#000000" draw:marker-end="a12" svg:stroke-opacity="100%" draw:stroke-linejoin="miter" svg:stroke-linecap="butt"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8cm" svg:stroke-color="#000000" draw:marker-end="a14" svg:stroke-opacity="100%" draw:stroke-linejoin="miter" svg:stroke-linecap="butt"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8cm" svg:stroke-color="#000000" draw:marker-end="a2" svg:stroke-opacity="100%" draw:stroke-linejoin="miter" svg:stroke-linecap="butt"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8cm" svg:stroke-color="#000000" draw:marker-end="a0" svg:stroke-opacity="100%" draw:stroke-linejoin="miter" svg:stroke-linecap="butt" draw:fill="none"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arco Ottina 795130<text:tab/><text:tab/><text:tab/><text:tab/><text:tab/><text:tab/><text:tab/><text:tab/><text:tab/>A.A. 2019/2020</text:p>
      <text:p text:style-name="Standard"><text:span text:style-name="Car._20_predefinito_20_paragrafo"><text:span text:style-name="T3">Davide Sgaramella 938632</text:span></text:span></text:p>
      <text:p text:style-name="P9"/>
      <text:p text:style-name="P9"/>
      <text:p text:style-name="P9"/>
      <text:p text:style-name="P10">Università degli Studi di Torino – polo Scienze della Natura</text:p>
      <text:p text:style-name="P10">Laurea Magistrale in Informatica</text:p>
      <text:p text:style-name="P10">Corso: Tecnologie del linguaggio naturale</text:p>
      <text:p text:style-name="P10">Parte di: Luigi Di Caro</text:p>
      <text:p text:style-name="P10"/>
      <text:p text:style-name="P10"/>
      <text:p text:style-name="P10"/>
      <text:p text:style-name="P16">Esercitazione 2</text:p>
      <text:p text:style-name="P10"/>
      <text:p text:style-name="P11"/>
      <text:p text:style-name="P11"/>
      <text:p text:style-name="P11"/>
      <text:p text:style-name="P11">L'esercitazione richiede di formulare un algoritmo che, dato un insieme di definizioni espresse sotto forma di singola frase, restituisca il synset che meglio corrisponda a tali definizioni, similarmente a quanto un essere umano comune sa fare.</text:p>
      <text:p text:style-name="P11"/>
      <text:p text:style-name="P11"/>
      <text:p text:style-name="P1"><text:span text:style-name="T10"><text:line-break/></text:span><text:span text:style-name="Car._20_predefinito_20_paragrafo"><text:span text:style-name="T5">Algoritmo</text:span></text:span></text:p>
      <text:p text:style-name="P11"/>
      <text:p text:style-name="P11">Dopo la lettura del file e l'agglomerazione di tutte le definizioni di una colonna in un unico insieme,</text:p>
      <text:p text:style-name="P1"><text:span text:style-name="T10">si è eseguito l'algoritmo progettato al fine di trovare un </text:span><text:span text:style-name="Car._20_predefinito_20_paragrafo"><text:span text:style-name="T12">synset</text:span></text:span><text:span text:style-name="T10"> che rappresenti al meglio possibile tale insieme di definizioni.</text:span></text:p>
      <text:p text:style-name="P11">L'algoritmo è diviso in due parti:</text:p>
      <text:list xml:id="list309565729105126589" text:style-name="L1">
        <text:list-item>
          <text:p text:style-name="P6"><text:span text:style-name="Car._20_predefinito_20_paragrafo"><text:span text:style-name="T12">preparazione</text:span></text:span><text:span text:style-name="T10">: si raccolgono le informazioni relative alle definizioni per generare un contesto, simile a quello di disambiguazione</text:span></text:p>
        </text:list-item>
        <text:list-item>
          <text:p text:style-name="P6"><text:span text:style-name="Car._20_predefinito_20_paragrafo"><text:span text:style-name="T12">ricerca</text:span></text:span><text:span text:style-name="T10">: si scansionano iterativamente i </text:span><text:span text:style-name="Car._20_predefinito_20_paragrafo"><text:span text:style-name="T12">synset</text:span></text:span><text:span text:style-name="T10"> delle definizioni, formando la </text:span><text:span text:style-name="Car._20_predefinito_20_paragrafo"><text:span text:style-name="T12">frontiera</text:span></text:span><text:span text:style-name="T10">, per cercare quello più aderente alle definizioni date.</text:span></text:p>
        </text:list-item>
      </text:list>
      <text:p text:style-name="P11"/>
      <text:p text:style-name="P11"/>
      <text:p text:style-name="P11"/>
      <text:p text:style-name="P11"/>
      <text:p text:style-name="P17">Inizializzazione</text:p>
      <text:p text:style-name="P11"/>
      <text:p text:style-name="P1"><text:span text:style-name="T10">Durante l'inizializzazione si forma un insieme di parole, il cosiddetto </text:span><text:span text:style-name="Car._20_predefinito_20_paragrafo"><text:span text:style-name="T12">bag pesato</text:span></text:span><text:span text:style-name="T10">, estratte dai vari </text:span><text:span text:style-name="Car._20_predefinito_20_paragrafo"><text:span text:style-name="T12">synset</text:span></text:span><text:span text:style-name="T10"> di quelle che formano le frasi delle definizioni, e si associa un peso ad ognuna di esse.</text:span></text:p>
      <text:p text:style-name="P11">Il calcolo è relativamente complesso, sommando le seguenti componenti:</text:p>
      <text:list xml:id="list1299449387148025748" text:style-name="L2">
        <text:list-item>
          <text:p text:style-name="P7"><text:span text:style-name="T10">al nome del </text:span><text:span text:style-name="Car._20_predefinito_20_paragrafo"><text:span text:style-name="T12">synset</text:span></text:span><text:span text:style-name="T10"> presente nelle frasi ed i sinonimi viene associato 4.</text:span></text:p>
        </text:list-item>
        <text:list-item>
          <text:p text:style-name="P12">alle parole nelle definizioni e ai nomi degli iperonimi viene associato 2.</text:p>
        </text:list-item>
        <text:list-item>
          <text:p text:style-name="P12">al resto 1, ossia ad iponimi, alle parole negli esempi, ai meronimi ed agli olonimi.</text:p>
        </text:list-item>
        <text:list-item>
          <text:p text:style-name="P12">dopodichè, si aggregano tutti i pesi calcolati per ogni parola, qualora questa fosse stata individuata in più definizioni distinte, in una unica lista di pesi qualora tale parola fosse stata individuata più volte.</text:p>
        </text:list-item>
        <text:list-item>
          <text:p text:style-name="P12">si trasformano le eventuali liste di pesi in un unico valore tramite un calcolo, che può essere la media dei valori o, come avviene, la sommatoria degli stessi.</text:p>
        </text:list-item>
      </text:list>
      <text:p text:style-name="P1"><text:span text:style-name="T10">In questo modo si forma il cosiddetto </text:span><text:span text:style-name="Car._20_predefinito_20_paragrafo"><text:span text:style-name="T12">genus</text:span></text:span><text:span text:style-name="T10">.</text:span></text:p>
      <text:p text:style-name="P1"><text:soft-page-break/><text:span text:style-name="T10">Similarmente, si forma la </text:span><text:span text:style-name="Car._20_predefinito_20_paragrafo"><text:span text:style-name="T12">differentia</text:span></text:span><text:span text:style-name="T10"> per ogni </text:span><text:span text:style-name="Car._20_predefinito_20_paragrafo"><text:span text:style-name="T12">synset</text:span></text:span><text:span text:style-name="T10"> di ogni antinomia dei </text:span><text:span text:style-name="Car._20_predefinito_20_paragrafo"><text:span text:style-name="T12">synset</text:span></text:span><text:span text:style-name="T10"> delle parole presenti unicamente nelle definizioni, ma limitando la "fonte" di parole al solo nome e definizione dell'antinomia. In questo modo andiamo ad esplorare la tassonomia di WordNet cercando di tagliare i percorsi che contengono risultati non adeguati alla bag prodotta.</text:span></text:p>
      <text:p text:style-name="P1"><text:span text:style-name="T10">Infine, si forma la </text:span><text:span text:style-name="Car._20_predefinito_20_paragrafo"><text:span text:style-name="T12">frontiera</text:span></text:span><text:span text:style-name="T10">, ossia una struttura FIFO di nomi di </text:span><text:span text:style-name="Car._20_predefinito_20_paragrafo"><text:span text:style-name="T12">synset</text:span></text:span><text:span text:style-name="T10"> da valutare.</text:span></text:p>
      <text:p text:style-name="P11"/>
      <text:p text:style-name="P11"/>
      <text:p text:style-name="P11"/>
      <text:p text:style-name="P11"/>
      <text:p text:style-name="P17">Ricerca</text:p>
      <text:p text:style-name="P11"/>
      <text:p text:style-name="P1"><text:span text:style-name="T10">Estraendo una parola alla volta dalla frontiera, per ogni </text:span><text:span text:style-name="Car._20_predefinito_20_paragrafo"><text:span text:style-name="T12">synset</text:span></text:span><text:span text:style-name="T10"> relativo, si calcola il </text:span><text:span text:style-name="Car._20_predefinito_20_paragrafo"><text:span text:style-name="T12">bag</text:span></text:span><text:span text:style-name="T10"> relativo e si computa il </text:span><text:span text:style-name="Car._20_predefinito_20_paragrafo"><text:span text:style-name="T12">weighted overlap</text:span></text:span><text:span text:style-name="T10"> con esso e quello ricavato inizialmente dalle definizioni. Ad esso si sottrae il </text:span><text:span text:style-name="Car._20_predefinito_20_paragrafo"><text:span text:style-name="T12">weighted overlap</text:span></text:span><text:span text:style-name="T10"> del </text:span><text:span text:style-name="Car._20_predefinito_20_paragrafo"><text:span text:style-name="T12">bag</text:span></text:span><text:span text:style-name="T10"> sopracitato con il </text:span><text:span text:style-name="Car._20_predefinito_20_paragrafo"><text:span text:style-name="T12">differentia</text:span></text:span><text:span text:style-name="T10">. Se il valore di </text:span><text:span text:style-name="Car._20_predefinito_20_paragrafo"><text:span text:style-name="T12">similarità</text:span></text:span><text:span text:style-name="T10"> così ottenuto ed approssimato superasse quello del </text:span><text:span text:style-name="Car._20_predefinito_20_paragrafo"><text:span text:style-name="T12">synset</text:span></text:span><text:span text:style-name="T10"> migliore fin'ora trovato (inzialmente zero) allora il </text:span><text:span text:style-name="Car._20_predefinito_20_paragrafo"><text:span text:style-name="T12">synset</text:span></text:span><text:span text:style-name="T10"> corrente sarà considerato il migliore.</text:span></text:p>
      <text:p text:style-name="P11"/>
      <text:p text:style-name="P1"><text:span text:style-name="T10">Il </text:span><text:span text:style-name="Car._20_predefinito_20_paragrafo"><text:span text:style-name="T12">weighted overlap</text:span></text:span><text:span text:style-name="T10"> si calcola tra due </text:span><text:span text:style-name="Car._20_predefinito_20_paragrafo"><text:span text:style-name="T12">bag</text:span></text:span><text:span text:style-name="T10"> sommando i pesi delle parole tra di loro condivise, ossia sommando i pesi dell'intersezione. Nessuna normalizzazione viene apportata.</text:span></text:p>
      <text:p text:style-name="P11"/>
      <text:p text:style-name="P11"/>
      <text:p text:style-name="P17">Risultati</text:p>
      <text:p text:style-name="P11"/>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2"><text:span text:style-name="Car._20_predefinito_20_paragrafo"><text:span text:style-name="T1">Output atteso</text:span></text:span><text:span text:style-name="Car._20_predefinito_20_paragrafo"><text:span text:style-name="T2">:</text:span></text:span></text:p>
          </table:table-cell>
          <table:table-cell table:style-name="Tabella1.A1" office:value-type="string">
            <text:p text:style-name="P3"/>
          </table:table-cell>
          <table:table-cell table:style-name="Tabella1.A1" office:value-type="string">
            <text:p text:style-name="P2"><text:span text:style-name="Car._20_predefinito_20_paragrafo"><text:span text:style-name="T1">Output ottenuto</text:span></text:span><text:span text:style-name="Car._20_predefinito_20_paragrafo"><text:span text:style-name="T2">:</text:span></text:span></text:p>
          </table:table-cell>
        </table:table-row>
        <table:table-row table:style-name="Tabella1.1">
          <table:table-cell table:style-name="Tabella1.A1" office:value-type="string">
            <text:p text:style-name="P3">Justice</text:p>
          </table:table-cell>
          <table:table-cell table:style-name="Tabella1.A1" office:value-type="string">
            <text:p text:style-name="P5"><draw:connector text:anchor-type="paragraph" draw:z-index="7" draw:name="Connettore 2 11" draw:style-name="gr8"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4">principle.n.01</text:p>
          </table:table-cell>
        </table:table-row>
        <table:table-row table:style-name="Tabella1.1">
          <table:table-cell table:style-name="Tabella1.A1" office:value-type="string">
            <text:p text:style-name="P3">Patience</text:p>
          </table:table-cell>
          <table:table-cell table:style-name="Tabella1.A1" office:value-type="string">
            <text:p text:style-name="P2"><draw:connector text:anchor-type="paragraph" draw:z-index="6" draw:name="Connettore 2 10" draw:style-name="gr7"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4">have.v.17</text:p>
          </table:table-cell>
        </table:table-row>
        <table:table-row table:style-name="Tabella1.1">
          <table:table-cell table:style-name="Tabella1.A1" office:value-type="string">
            <text:p text:style-name="P3">Greed</text:p>
          </table:table-cell>
          <table:table-cell table:style-name="Tabella1.A1" office:value-type="string">
            <text:p text:style-name="P2"><draw:connector text:anchor-type="paragraph" draw:z-index="0" draw:name="Connettore 2 4" draw:style-name="gr1"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4">want.v.02</text:p>
          </table:table-cell>
        </table:table-row>
        <table:table-row table:style-name="Tabella1.1">
          <table:table-cell table:style-name="Tabella1.A1" office:value-type="string">
            <text:p text:style-name="P3">Politics</text:p>
          </table:table-cell>
          <table:table-cell table:style-name="Tabella1.A1" office:value-type="string">
            <text:p text:style-name="P2"><draw:connector text:anchor-type="paragraph" draw:z-index="1" draw:name="Connettore 2 5" draw:style-name="gr2"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4">state.n.04</text:p>
          </table:table-cell>
        </table:table-row>
        <table:table-row table:style-name="Tabella1.1">
          <table:table-cell table:style-name="Tabella1.A1" office:value-type="string">
            <text:p text:style-name="P3">Food</text:p>
          </table:table-cell>
          <table:table-cell table:style-name="Tabella1.A1" office:value-type="string">
            <text:p text:style-name="P2"><draw:connector text:anchor-type="paragraph" draw:z-index="2" draw:name="Connettore 2 6" draw:style-name="gr3"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4">use.v.01</text:p>
          </table:table-cell>
        </table:table-row>
        <table:table-row table:style-name="Tabella1.1">
          <table:table-cell table:style-name="Tabella1.A1" office:value-type="string">
            <text:p text:style-name="P3">Radiator</text:p>
          </table:table-cell>
          <table:table-cell table:style-name="Tabella1.A1" office:value-type="string">
            <text:p text:style-name="P2"><draw:connector text:anchor-type="paragraph" draw:z-index="3" draw:name="Connettore 2 7" draw:style-name="gr4"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4">heat.n.03</text:p>
          </table:table-cell>
        </table:table-row>
        <table:table-row table:style-name="Tabella1.1">
          <table:table-cell table:style-name="Tabella1.A1" office:value-type="string">
            <text:p text:style-name="P3">Vehicle</text:p>
          </table:table-cell>
          <table:table-cell table:style-name="Tabella1.A1" office:value-type="string">
            <text:p text:style-name="P2"><draw:connector text:anchor-type="paragraph" draw:z-index="4" draw:name="Connettore 2 8" draw:style-name="gr5"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4">place.n.02</text:p>
          </table:table-cell>
        </table:table-row>
        <table:table-row table:style-name="Tabella1.1">
          <table:table-cell table:style-name="Tabella1.A1" office:value-type="string">
            <text:p text:style-name="P3">Screw</text:p>
          </table:table-cell>
          <table:table-cell table:style-name="Tabella1.A1" office:value-type="string">
            <text:p text:style-name="P2"><draw:connector text:anchor-type="paragraph" draw:z-index="5" draw:name="Connettore 2 9" draw:style-name="gr6" draw:type="line" svg:x1="0.007cm" svg:y1="0.517cm" svg:x2="1.78cm" svg:y2="0.517cm" svg:d="M7 517h1773"><text:p/></draw:connector><text:span text:style-name="Car._20_predefinito_20_paragrafo"><text:span text:style-name="T4"/></text:span></text:p>
          </table:table-cell>
          <table:table-cell table:style-name="Tabella1.C2" office:value-type="string">
            <text:p text:style-name="P4">point.v.07</text:p>
          </table:table-cell>
        </table:table-row>
      </table:table>
      <text:p text:style-name="P14"/>
      <text:p text:style-name="P11"/>
      <text:p text:style-name="P11"/>
      <text:p text:style-name="P11"/>
      <text:p text:style-name="P11"/>
      <text:p text:style-name="P18"><text:span text:style-name="T9">Codice condiviso</text:span></text:p>
      <text:p text:style-name="P11"/>
      <text:p text:style-name="P11">Sono state definite delle piccole librerie, una per file ed accorpate sotto il package utilities, per meglio definire <text:s/>ed isolare gli algoritmi di questa e delle future esercitazioni. Di seguito sono elencate le funzionalità utilizzate, raggruppate per libreria di definizione.</text:p>
      <text:list xml:id="list83164858154668656" text:style-name="L3">
        <text:list-item>
          <text:p text:style-name="P13"><text:span text:style-name="T6">functions</text:span><text:span text:style-name="T7">: l'unica funzione qui definita ed utilizzata è quella di similarità </text:span><text:span text:style-name="T6">weighted similarity</text:span><text:span text:style-name="T7">, simile ed ispirata alla funzione </text:span><text:span text:style-name="T6">similarity overlap</text:span><text:span text:style-name="T7">. Il risultato non è normalizzato sulla minore delle cardinalità ed il numeratore non è la cardinalità dell'intersezione, bensì la somma dei pesi di ogni parola in essa contenuta. Considerato i contesti in cui viene utilizzata e la maggiore precisione e facilità di confronto dei numeri interi rispetto a quelli in virgola mobile, nonché la differenza di prestazioni nelle operazioni associate, si è preferito mantenere il risultato come numero intero non normalizzato.</text:span></text:p>
        </text:list-item>
        <text:list-item>
          <text:p text:style-name="P15">cacheInfoExtraction<text:span text:style-name="T7">: solo la classe </text:span>CacheSynsetsBag<text:span text:style-name="T7"> viene importata. Tale classe permette di ottenere dei </text:span>synset<text:span text:style-name="T8"> associati ad una parola testuale e </text:span><text:span text:style-name="T7">racchiude, come </text:span>cache<text:span text:style-name="T7">, una mappa. Nel caso in cui il <text:s/></text:span>synset<text:span text:style-name="T7"> non sia presente nella mappatura, si richiamano le </text:span>API<text:span text:style-name="T7"> di </text:span>Wordnet<text:span text:style-name="T7">.</text:span></text:p>
        </text:list-item>
        <text:list-item>
          <text:p text:style-name="P8"><text:span text:style-name="T12">synsetInfoExtraction</text:span><text:span text:style-name="T11">: questa libreria include varie funzionalità per elaborare insiemi di parole e di </text:span><text:span text:style-name="T12">synset</text:span></text:p>
          <text:list>
            <text:list-header>
              <text:p text:style-name="P8"><text:span text:style-name="T12">- weighted_bag_for_sentence</text:span><text:span text:style-name="T11">: dato un insieme di parole od una frase, la quale viene raffinata per mezzo della funzione </text:span><text:span text:style-name="T12">preprocessing</text:span><text:span text:style-name="T11"> per ottenere tale insieme, si raccolgono alcune informazioni di ciascuna parola tramite la funzione </text:span><text:span text:style-name="T12">weighted_bag_for_word</text:span><text:span text:style-name="T11"> descritta successivamente. Con essa, si associa a ciascuna parola dell'insieme dato per parametro un insieme di parole pesate, ossia si produce una mappatura. Tali mappature sia sono conservate individualmente sia sono unite in una unica mappatura per mezzo della funzione </text:span><text:span text:style-name="T12">merge_weighted_bags</text:span><text:span text:style-name="T11"> descritta successivamente.</text:span></text:p>
              <text:p text:style-name="P8"><text:span text:style-name="T12">- SynsetInfoExtractionOptions</text:span><text:span text:style-name="T11">: classe che racchiude quali informazioni devono essere estratte da un </text:span><text:span text:style-name="T12">synset</text:span><text:span text:style-name="T11"> e quali pesi sono ad esse associati. Le informazioni sono: nome, parole nella definizione e negli esempi, sinonimi, iperonimi, iponimi, meronimi ed olonimi. I pesi sono tre ed hanno valori a crescita esponenziale di base 2: 1, 2 e 4.</text:span></text:p>
              <text:p text:style-name="P8"><text:span text:style-name="T12">- weighted_bag_for_word</text:span><text:span text:style-name="T11">: data una parola, una istanza opzionale di </text:span><text:span text:style-name="T12"><text:s/>CacheSynsetsBag</text:span><text:span text:style-name="T11"> ed una istanza opzionale di </text:span><text:span text:style-name="T12">SynsetInfoExtractionOptions</text:span><text:span text:style-name="T11">, si estraggono le informazioni pesate dai </text:span><text:span text:style-name="T12">synset</text:span><text:span text:style-name="T11"> associati a tale parola. </text:span></text:p>
              <text:p text:style-name="P8"><text:span text:style-name="T12">- merge_weighted_bags</text:span><text:span text:style-name="T11">: date due mappature, che associano ad una parola un peso, si ottiene una terza mappatura che ha per dominio l'unione dei domini delle due date. I pesi delle parole presenti in più di una mappatura sono agglomerati e ridotti ad un unico valore finale. Correntemente, l'operazione di riduzione consiste in una sommatoria, seppur la versione iniziale fosse la media aritmetica, nonostante la distribuzione dei pesi.</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JetBrains Mono" svg:font-family="'JetBrains Mono', monospace"/>
    <style:font-face style:name="OpenSymbol1" svg:font-family="Open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draw:marker draw:name="a0" svg:viewBox="0 0 20 30" svg:d="M10 0l-10 30h20z"/>
    <draw:marker draw:name="a10" svg:viewBox="0 0 20 30" svg:d="M10 0l-10 30h20z"/>
    <draw:marker draw:name="a12" svg:viewBox="0 0 20 30" svg:d="M10 0l-10 30h20z"/>
    <draw:marker draw:name="a14" svg:viewBox="0 0 20 30" svg:d="M10 0l-10 30h20z"/>
    <draw:marker draw:name="a2" svg:viewBox="0 0 20 30" svg:d="M10 0l-10 30h20z"/>
    <draw:marker draw:name="a4" svg:viewBox="0 0 20 30" svg:d="M10 0l-10 30h20z"/>
    <draw:marker draw:name="a6" svg:viewBox="0 0 20 30" svg:d="M10 0l-10 30h20z"/>
    <draw:marker draw:name="a8"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 style:family="paragraph" style:parent-style-name="Standard">
      <style:paragraph-properties fo:hyphenation-ladder-count="no-limit" style:text-autospace="none"/>
      <style:text-properties fo:color="#000000" fo:language="de" fo:country="DE" style:font-name-asian="Times New Roman" style:language-asian="ja" style:country-asian="JP" style:font-name-complex="Times New Roman" style:language-complex="fa" style:country-complex="IR"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MS PGothic"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meta:initial-creator>Davide Sgaramella</meta:initial-creator>
    <dc:creator>Marco Ottina</dc:creator>
    <meta:creation-date>2020-12-06T16:29:00Z</meta:creation-date>
    <dc:date>2020-12-07T00:38:31.55</dc:date>
    <meta:editing-cycles>5</meta:editing-cycles>
    <meta:editing-duration>PT2H32M13S</meta:editing-duration>
    <meta:document-statistic meta:table-count="1" meta:image-count="0" meta:object-count="0" meta:page-count="3" meta:paragraph-count="56" meta:word-count="916" meta:character-count="6091"/>
    <meta:user-defined meta:name="Info 1"/>
    <meta:user-defined meta:name="Info 2"/>
    <meta:user-defined meta:name="Info 3"/>
    <meta:user-defined meta:name="Info 4"/>
    <meta:template xlink:type="simple" xlink:actuate="onRequest" xlink:title="" xlink:href="Normal.dotm"/>
  </office:meta>
</office:document-meta>
</file>